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size="15pt" style:font-size-asian="15pt" style:font-size-complex="15pt"/>
    </style:style>
    <style:style style:name="P2" style:family="paragraph" style:parent-style-name="Standard">
      <style:paragraph-properties fo:margin-top="0cm" fo:margin-bottom="0cm" loext:contextual-spacing="false"/>
      <style:text-properties fo:font-size="15pt" officeooo:rsid="0010b85d" officeooo:paragraph-rsid="0010b85d" style:font-size-asian="15pt" style:font-size-complex="15pt"/>
    </style:style>
    <style:style style:name="P3" style:family="paragraph" style:parent-style-name="Standard">
      <style:paragraph-properties fo:margin-top="0cm" fo:margin-bottom="0cm" loext:contextual-spacing="false"/>
      <style:text-properties fo:font-size="15pt" fo:font-weight="bold" style:font-size-asian="15pt" style:font-weight-asian="bold" style:font-size-complex="15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5pt" style:font-size-asian="15pt" style:font-size-complex="15pt"/>
    </style:style>
    <style:style style:name="P5" style:family="paragraph" style:parent-style-name="Standard" style:master-page-name="Standard">
      <style:paragraph-properties fo:margin-top="0cm" fo:margin-bottom="0cm" loext:contextual-spacing="false" fo:text-align="start" style:justify-single-word="false" style:page-number="1"/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paragraph-properties fo:margin-top="0cm" fo:margin-bottom="0cm" loext:contextual-spacing="false"/>
      <style:text-properties fo:font-size="15pt" officeooo:rsid="0010b85d" officeooo:paragraph-rsid="0010b85d" style:font-size-asian="15pt" style:font-size-complex="15pt"/>
    </style:style>
    <style:style style:name="P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0f8c01" officeooo:paragraph-rsid="000f8c01" style:font-size-asian="15pt" style:font-size-complex="15pt"/>
    </style:style>
    <style:style style:name="P8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10b85d" officeooo:paragraph-rsid="0010b85d" style:font-size-asian="15pt" style:font-size-complex="15pt"/>
    </style:style>
    <style:style style:name="P9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10b85d" officeooo:paragraph-rsid="0010b85d" style:font-size-asian="15pt" style:font-size-complex="15pt"/>
    </style:style>
    <style:style style:name="P10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officeooo:rsid="000f8c01" officeooo:paragraph-rsid="000f8c01" style:font-size-asian="15pt" style:font-size-complex="15pt"/>
    </style:style>
    <style:style style:name="T1" style:family="text">
      <style:text-properties officeooo:rsid="000f8c01"/>
    </style:style>
    <style:style style:name="T2" style:family="text">
      <style:text-properties officeooo:rsid="0010b85d"/>
    </style:style>
    <style:style style:name="T3" style:family="text">
      <style:text-properties officeooo:rsid="001224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e and Time</text:p>
      <text:p text:style-name="P1"><text:span text:style-name="T2">12</text:span>th August, 2016, <text:span text:style-name="T2">2:00</text:span> – <text:span text:style-name="T2">3:00</text:span> pm</text:p>
      <text:p text:style-name="P1"/>
      <text:p text:style-name="P3">Agenda</text:p>
      <text:p text:style-name="P2">To Meet the technical mentor and get to know the details of the Project.</text:p>
      <text:p text:style-name="P1"/>
      <text:p text:style-name="P3">Attendees</text:p>
      <text:list xml:id="list5849349311557951729" text:style-name="WWNum1">
        <text:list-item>
          <text:p text:style-name="P7">RamMohan(Mentor)</text:p>
        </text:list-item>
        <text:list-item>
          <text:p text:style-name="P8">Vishal(Technical Mentor)</text:p>
        </text:list-item>
        <text:list-item>
          <text:p text:style-name="P10">RamaRohitReddy<text:tab/></text:p>
        </text:list-item>
        <text:list-item>
          <text:p text:style-name="P7">Revanth Thota</text:p>
        </text:list-item>
        <text:list-item>
          <text:p text:style-name="P7">vamsi krishna<text:tab/></text:p>
        </text:list-item>
        <text:list-item>
          <text:p text:style-name="P7">saumya </text:p>
        </text:list-item>
        <text:list-item>
          <text:p text:style-name="P7">Madhur Aggarwal</text:p>
        </text:list-item>
      </text:list>
      <text:p text:style-name="P1"/>
      <text:p text:style-name="P3">Minutes</text:p>
      <text:p text:style-name="P1"><text:span text:style-name="T2">6</text:span>0 minutes</text:p>
      <text:p text:style-name="P1"/>
      <text:p text:style-name="P3">Discussion</text:p>
      <text:list xml:id="list5093565112055898583" text:style-name="WWNum2">
        <text:list-item>
          <text:p text:style-name="P9">Regarding the technology to be used in the project.</text:p>
        </text:list-item>
        <text:list-item>
          <text:p text:style-name="P9">Our free timings and the technology we know.</text:p>
        </text:list-item>
        <text:list-item>
          <text:p text:style-name="P9">Regarding our Free timings and our courses</text:p>
        </text:list-item>
      </text:list>
      <text:p text:style-name="P4"><text:s text:c="4"/></text:p>
      <text:p text:style-name="P3">Action Points</text:p>
      <text:p text:style-name="P2"><text:s text:c="5"/>1.Install magento in your systems and get to know about it.</text:p>
      <text:p text:style-name="P2"><text:s text:c="5"/>2. Learn Php.</text:p>
      <text:p text:style-name="P2"><text:s text:c="5"/><text:span text:style-name="T3">3.Know about SHI company and its functions .</text:span></text:p>
      <text:p text:style-name="P1"/>
      <text:p text:style-name="P3">Next Meeting</text:p>
      <text:p text:style-name="P1"><text:s/><text:span text:style-name="T2">5:30p</text:span>m,<text:span text:style-name="T2">Wedne</text:span>sday ,<text:span text:style-name="T1">17</text:span>th Augus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3T13:37:42.364488155</dc:date>
    <meta:editing-duration>PT19M24S</meta:editing-duration>
    <meta:editing-cycles>4</meta:editing-cycles>
    <meta:generator>LibreOffice/5.0.6.2$Linux_X86_64 LibreOffice_project/00m0$Build-2</meta:generator>
    <meta:document-statistic meta:table-count="0" meta:image-count="0" meta:object-count="0" meta:page-count="1" meta:paragraph-count="25" meta:word-count="103" meta:character-count="605" meta:non-whitespace-character-count="512"/>
  </office:meta>
</office:document-meta>
</file>